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53432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05 kWh</text:p>
          </table:table-cell>
          <table:table-cell office:value-type="float" office:value="536.42" calcext:value-type="float">
            <text:p>536.42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3.38" calcext:value-type="float">
            <text:p>3.38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83.34" calcext:value-type="float">
            <text:p>-283.34</text:p>
          </table:table-cell>
          <table:table-cell office:value-type="string" calcext:value-type="string">
            <text:p>T-0</text:p>
          </table:table-cell>
          <table:table-cell office:value-type="float" office:value="340.93" calcext:value-type="float">
            <text:p>340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11 kWh</text:p>
          </table:table-cell>
          <table:table-cell office:value-type="float" office:value="580.77" calcext:value-type="float">
            <text:p>580.77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3.58" calcext:value-type="float">
            <text:p>3.58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06.74" calcext:value-type="float">
            <text:p>-306.74</text:p>
          </table:table-cell>
          <table:table-cell office:value-type="string" calcext:value-type="string">
            <text:p>T-0</text:p>
          </table:table-cell>
          <table:table-cell office:value-type="float" office:value="361.76" calcext:value-type="float">
            <text:p>361.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28 kWh</text:p>
          </table:table-cell>
          <table:table-cell office:value-type="float" office:value="708.97" calcext:value-type="float">
            <text:p>708.97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4.18" calcext:value-type="float">
            <text:p>4.1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74.46" calcext:value-type="float">
            <text:p>-374.46</text:p>
          </table:table-cell>
          <table:table-cell office:value-type="string" calcext:value-type="string">
            <text:p>T-0</text:p>
          </table:table-cell>
          <table:table-cell office:value-type="float" office:value="422.5" calcext:value-type="float">
            <text:p>422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38 kWh</text:p>
          </table:table-cell>
          <table:table-cell office:value-type="float" office:value="782.42" calcext:value-type="float">
            <text:p>782.42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4.53" calcext:value-type="float">
            <text:p>4.5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13.27" calcext:value-type="float">
            <text:p>-413.27</text:p>
          </table:table-cell>
          <table:table-cell office:value-type="string" calcext:value-type="string">
            <text:p>T-0</text:p>
          </table:table-cell>
          <table:table-cell office:value-type="float" office:value="457.14" calcext:value-type="float">
            <text:p>457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22 kWh</text:p>
          </table:table-cell>
          <table:table-cell office:value-type="float" office:value="657.31" calcext:value-type="float">
            <text:p>657.31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3.93" calcext:value-type="float">
            <text:p>3.93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47.19" calcext:value-type="float">
            <text:p>-347.19</text:p>
          </table:table-cell>
          <table:table-cell office:value-type="string" calcext:value-type="string">
            <text:p>T-0</text:p>
          </table:table-cell>
          <table:table-cell office:value-type="float" office:value="397.18" calcext:value-type="float">
            <text:p>397.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24 kWh</text:p>
          </table:table-cell>
          <table:table-cell office:value-type="float" office:value="669.81" calcext:value-type="float">
            <text:p>669.81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3.99" calcext:value-type="float">
            <text:p>3.99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53.77" calcext:value-type="float">
            <text:p>-353.77</text:p>
          </table:table-cell>
          <table:table-cell office:value-type="string" calcext:value-type="string">
            <text:p>T-0</text:p>
          </table:table-cell>
          <table:table-cell office:value-type="float" office:value="402.82" calcext:value-type="float">
            <text:p>402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49 kWh</text:p>
          </table:table-cell>
          <table:table-cell office:value-type="float" office:value="856.15" calcext:value-type="float">
            <text:p>856.15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4.86" calcext:value-type="float">
            <text:p>4.8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452.21" calcext:value-type="float">
            <text:p>-452.21</text:p>
          </table:table-cell>
          <table:table-cell office:value-type="string" calcext:value-type="string">
            <text:p>T-0</text:p>
          </table:table-cell>
          <table:table-cell office:value-type="float" office:value="491.25" calcext:value-type="float">
            <text:p>49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29 kWh</text:p>
          </table:table-cell>
          <table:table-cell office:value-type="float" office:value="702.02" calcext:value-type="float">
            <text:p>702.02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4.13" calcext:value-type="float">
            <text:p>4.1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70.78" calcext:value-type="float">
            <text:p>-370.78</text:p>
          </table:table-cell>
          <table:table-cell office:value-type="string" calcext:value-type="string">
            <text:p>T-0</text:p>
          </table:table-cell>
          <table:table-cell office:value-type="float" office:value="417.48" calcext:value-type="float">
            <text:p>417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9 kWh</text:p>
          </table:table-cell>
          <table:table-cell office:value-type="float" office:value="839.73" calcext:value-type="float">
            <text:p>839.73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443.09" calcext:value-type="float">
            <text:p>-443.09</text:p>
          </table:table-cell>
          <table:table-cell office:value-type="string" calcext:value-type="string">
            <text:p>T-0</text:p>
          </table:table-cell>
          <table:table-cell office:value-type="float" office:value="483.19" calcext:value-type="float">
            <text:p>483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26 kWh</text:p>
          </table:table-cell>
          <table:table-cell office:value-type="float" office:value="659.26" calcext:value-type="float">
            <text:p>659.26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3.93" calcext:value-type="float">
            <text:p>3.93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47.55" calcext:value-type="float">
            <text:p>-347.55</text:p>
          </table:table-cell>
          <table:table-cell office:value-type="string" calcext:value-type="string">
            <text:p>T-0</text:p>
          </table:table-cell>
          <table:table-cell office:value-type="float" office:value="397.09" calcext:value-type="float">
            <text:p>397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17 kWh</text:p>
          </table:table-cell>
          <table:table-cell office:value-type="float" office:value="591.09" calcext:value-type="float">
            <text:p>591.09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3.61" calcext:value-type="float">
            <text:p>3.61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311.61" calcext:value-type="float">
            <text:p>-311.61</text:p>
          </table:table-cell>
          <table:table-cell office:value-type="string" calcext:value-type="string">
            <text:p>T-0</text:p>
          </table:table-cell>
          <table:table-cell office:value-type="float" office:value="364.2" calcext:value-type="float">
            <text:p>364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02 kWh</text:p>
          </table:table-cell>
          <table:table-cell office:value-type="float" office:value="480.11" calcext:value-type="float">
            <text:p>480.11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3.08" calcext:value-type="float">
            <text:p>3.0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253.1" calcext:value-type="float">
            <text:p>-253.1</text:p>
          </table:table-cell>
          <table:table-cell office:value-type="string" calcext:value-type="string">
            <text:p>T-0</text:p>
          </table:table-cell>
          <table:table-cell office:value-type="float" office:value="310.87" calcext:value-type="float">
            <text:p>31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06:58:54.328000000</meta:creation-date>
    <dc:date>2018-03-26T07:02:35.665000000</dc:date>
    <meta:editing-duration>PT3M41S</meta:editing-duration>
    <meta:editing-cycles>1</meta:editing-cycles>
    <meta:document-statistic meta:table-count="1" meta:cell-count="168" meta:object-count="0"/>
    <meta:generator>LibreOffice/5.3.4.2$Windows_x86 LibreOffice_project/f82d347ccc0be322489bf7da61d7e4ad13fe2ff3</meta:generator>
  </office:meta>
</office:document-meta>
</file>